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fill-color="#94476b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3cm" fo:min-width="15.66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3cm" fo:min-width="1.8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9pt"/>
    </style:style>
    <style:style style:name="P7" style:family="paragraph">
      <style:text-properties fo:font-size="18pt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9pt" fo:font-weight="normal" style:font-weight-asian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1" draw:id="id1" draw:layer="layout" svg:width="4.244cm" svg:height="1.443cm" svg:x="1.452cm" svg:y="3.159cm">
          <text:p text:style-name="P1"><text:span text:style-name="T1">Insert row into</text:span></text:p>
          <text:p text:style-name="P1"><text:span text:style-name="T2">tbl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244cm" svg:height="1.443cm" svg:x="7.139cm" svg:y="3.584cm">
          <text:p text:style-name="P1"><text:span text:style-name="T1">Update </text:span><text:span text:style-name="T2">tblmeasurement</text:span><text:span text:style-name="T1"> </text:span></text:p>
          <text:p text:style-name="P1"><text:span text:style-name="T1">Lastmodified 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244cm" svg:height="1.443cm" svg:x="1.452cm" svg:y="5.027cm">
          <text:p text:style-name="P1"><text:span text:style-name="T1">Insert multiple rows into</text:span></text:p>
          <text:p text:style-name="P1"><text:span text:style-name="T2">tbl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244cm" svg:height="1.443cm" svg:x="1.452cm" svg:y="6.894cm">
          <text:p text:style-name="P1"><text:span text:style-name="T1">Create vmeasurement </text:span><text:span text:style-name="T1"><text:line-break/></text:span><text:span text:style-name="T1">row <text:s/>using</text:span></text:p>
          <text:p text:style-name="P1"><text:span text:style-name="T2">createnewvmeasureme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4.244cm" svg:height="1.443cm" svg:x="1.452cm" svg:y="14.704cm">
          <text:p text:style-name="P1"><text:span text:style-name="T1">Add new notes using</text:span></text:p>
          <text:p text:style-name="P1"><text:span text:style-name="T2">addreadingno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4.244cm" svg:height="1.443cm" svg:x="7.139cm" svg:y="7.234cm">
          <text:p text:style-name="P1"><text:span text:style-name="T2">createnewvmeasurement()</text:span></text:p>
          <text:p text:style-name="P1"><text:span text:style-name="T1">inserts row into </text:span><text:span text:style-name="T1"><text:line-break/></text:span><text:span text:style-name="T2">tblv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4.244cm" svg:height="1.443cm" svg:x="12.571cm" svg:y="8.168cm">
          <text:p text:style-name="P1"><text:span text:style-name="T2">vmeasurementmodified-</text:span><text:span text:style-name="T2"><text:line-break/></text:span><text:span text:style-name="T2">trigg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4.244cm" svg:height="1.443cm" svg:x="12.571cm" svg:y="9.865cm">
          <text:p text:style-name="P1"><text:span text:style-name="T2">CreateMetaCach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4.245cm" svg:height="1.443cm" svg:x="17.494cm" svg:y="11.054cm">
          <text:p text:style-name="P1"><text:span text:style-name="T2">getvmeasurementresul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" draw:id="id9" draw:layer="layout" svg:width="4.318cm" svg:height="1.443cm" svg:x="17.458cm" svg:y="13.232cm">
          <text:p text:style-name="P1"><text:span text:style-name="T2">Qappvmeasurementreading-</text:span><text:span text:style-name="T2"><text:line-break/></text:span><text:span text:style-name="T2">result() </text:span><text:span text:style-name="T1">inserts into </text:span></text:p>
          <text:p text:style-name="P1"><text:span text:style-name="T2">tblvmeasurementreading-</text:span><text:span text:style-name="T2"><text:line-break/></text:span><text:span text:style-name="T2">resul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.574cm" svg:y1="4.602cm" svg:x2="3.574cm" svg:y2="5.027cm" draw:start-shape="id1" draw:start-glue-point="2" draw:end-shape="id2" draw:end-glue-point="0" svg:d="m3574 4602v425">
          <text:p/>
        </draw:connector>
        <draw:connector draw:style-name="gr5" draw:text-style-name="P1" draw:layer="layout" svg:x1="5.696cm" svg:y1="3.88cm" svg:x2="7.139cm" svg:y2="4.305cm" draw:start-shape="id1" draw:start-glue-point="1" draw:end-shape="id3" svg:d="m5696 3880h722v425h721">
          <text:p/>
        </draw:connector>
        <draw:connector draw:style-name="gr5" draw:text-style-name="P1" draw:layer="layout" svg:x1="3.574cm" svg:y1="6.47cm" svg:x2="3.574cm" svg:y2="6.894cm" draw:start-shape="id2" draw:start-glue-point="2" draw:end-shape="id4" draw:end-glue-point="0" svg:d="m3574 6470v424">
          <text:p/>
        </draw:connector>
        <draw:connector draw:style-name="gr5" draw:text-style-name="P1" draw:layer="layout" svg:x1="5.696cm" svg:y1="7.615cm" svg:x2="7.139cm" svg:y2="7.955cm" draw:start-shape="id4" draw:start-glue-point="1" draw:end-shape="id5" draw:end-glue-point="3" svg:d="m5696 7615h722v340h721">
          <text:p/>
        </draw:connector>
        <draw:connector draw:style-name="gr5" draw:text-style-name="P1" draw:layer="layout" svg:x1="11.383cm" svg:y1="7.955cm" svg:x2="12.571cm" svg:y2="8.889cm" draw:start-shape="id5" draw:start-glue-point="1" draw:end-shape="id6" draw:end-glue-point="3" svg:d="m11383 7955h594v934h594">
          <text:p/>
        </draw:connector>
        <draw:connector draw:style-name="gr5" draw:text-style-name="P1" draw:layer="layout" svg:x1="14.693cm" svg:y1="9.611cm" svg:x2="14.693cm" svg:y2="9.865cm" draw:start-shape="id6" draw:start-glue-point="2" draw:end-shape="id7" draw:end-glue-point="0" svg:d="m14693 9611v254">
          <text:p/>
        </draw:connector>
        <draw:connector draw:style-name="gr5" draw:text-style-name="P1" draw:layer="layout" svg:x1="16.815cm" svg:y1="10.586cm" svg:x2="19.616cm" svg:y2="11.054cm" draw:start-shape="id7" draw:start-glue-point="1" draw:end-shape="id8" draw:end-glue-point="0" svg:d="m16815 10586h2801v468">
          <text:p/>
        </draw:connector>
        <draw:connector draw:style-name="gr5" draw:text-style-name="P1" draw:layer="layout" svg:x1="19.616cm" svg:y1="12.497cm" svg:x2="19.617cm" svg:y2="13.232cm" draw:start-shape="id8" draw:start-glue-point="2" draw:end-shape="id9" draw:end-glue-point="0" svg:d="m19616 12497v367h1v368">
          <text:p/>
        </draw:connector>
        <draw:custom-shape draw:style-name="gr3" draw:text-style-name="P2" xml:id="id10" draw:id="id10" draw:layer="layout" svg:width="4.242cm" svg:height="1.448cm" svg:x="22.285cm" svg:y="15.097cm">
          <text:p text:style-name="P1"><text:span text:style-name="T1">Insert row into</text:span></text:p>
          <text:p text:style-name="P1"><text:span text:style-name="T2">tblvmeasurementmeta-</text:span><text:span text:style-name="T2"><text:line-break/></text:span><text:span text:style-name="T2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815cm" svg:y1="10.586cm" svg:x2="24.406cm" svg:y2="15.097cm" draw:start-shape="id7" draw:start-glue-point="1" draw:end-shape="id10" draw:end-glue-point="0" svg:d="m16815 10586h7591v4511">
          <text:p/>
        </draw:connector>
        <draw:custom-shape draw:style-name="gr3" draw:text-style-name="P4" xml:id="id11" draw:id="id11" draw:layer="layout" svg:width="4.244cm" svg:height="1.443cm" svg:x="22.283cm" svg:y="17.383cm">
          <text:p text:style-name="P1"><text:span text:style-name="T3">Calculate extra fields </text:span><text:span text:style-name="T3"><text:line-break/></text:span><text:span text:style-name="T3">data and insert into </text:span><text:span text:style-name="T3"><text:line-break/></text:span><text:span text:style-name="T2">tblvmeasurementmeta-</text:span><text:span text:style-name="T2"><text:line-break/></text:span><text:span text:style-name="T2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4.406cm" svg:y1="16.545cm" svg:x2="24.405cm" svg:y2="17.383cm" draw:start-shape="id10" draw:start-glue-point="2" draw:end-shape="id11" draw:end-glue-point="0" svg:d="m24406 16545v419h-1v419">
          <text:p/>
        </draw:connector>
        <draw:connector draw:style-name="gr5" draw:text-style-name="P1" draw:layer="layout" svg:x1="3.574cm" svg:y1="8.337cm" svg:x2="3.574cm" svg:y2="14.704cm" draw:start-shape="id4" draw:start-glue-point="2" draw:end-shape="id12" draw:end-glue-point="0" svg:d="m3574 8337v6367">
          <text:p/>
        </draw:connector>
        <draw:custom-shape draw:style-name="gr3" draw:text-style-name="P2" xml:id="id13" draw:id="id13" draw:layer="layout" svg:width="4.244cm" svg:height="1.443cm" svg:x="7.118cm" svg:y="15.599cm">
          <text:p text:style-name="P1"><text:span text:style-name="T2">addreadingnote()</text:span><text:span text:style-name="T2"><text:line-break/></text:span><text:span text:style-name="T3">inserts row into </text:span><text:span text:style-name="T2"><text:line-break/></text:span><text:span text:style-name="T2">tblvmeasurementrelyear-</text:span><text:span text:style-name="T2"><text:line-break/></text:span><text:span text:style-name="T2">reading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4.244cm" svg:height="1.443cm" svg:x="16.389cm" svg:y="17.042cm">
          <text:p text:style-name="P1"><text:span text:style-name="T2">VmeasurementRelYear-</text:span><text:span text:style-name="T2"><text:line-break/></text:span><text:span text:style-name="T2">NoteTrigger() </text:span><text:span text:style-name="T3">does error </text:span></text:p>
          <text:p text:style-name="P1"><text:span text:style-name="T3">checking on no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054cm" svg:x1="5.696cm" svg:y1="15.425cm" svg:x2="7.118cm" svg:y2="16.32cm" draw:start-shape="id12" draw:start-glue-point="1" draw:end-shape="id13" draw:end-glue-point="3" svg:d="m5696 15425h765v895h657">
          <text:p/>
        </draw:connector>
        <draw:connector draw:style-name="gr5" draw:text-style-name="P1" draw:layer="layout" svg:x1="11.362cm" svg:y1="16.32cm" svg:x2="16.389cm" svg:y2="17.763cm" draw:start-shape="id13" draw:start-glue-point="1" draw:end-shape="id14" draw:end-glue-point="3" svg:d="m11362 16320h2514v1443h2513">
          <text:p/>
        </draw:connector>
        <draw:frame draw:style-name="gr6" draw:text-style-name="P5" draw:layer="layout" svg:width="14.62cm" svg:height="0.962cm" svg:x="1.239cm" svg:y="1.254cm">
          <draw:text-box>
            <text:p><text:span text:style-name="T4">Creating new measurement series</text:span></text:p>
          </draw:text-box>
        </draw:frame>
        <draw:custom-shape draw:style-name="gr1" draw:text-style-name="P4" draw:layer="layout" svg:width="2.846cm" svg:height="0.763cm" svg:x="23.681cm" svg:y="3.71cm">
          <text:p text:style-name="P1"><text:span text:style-name="T3">Webservice 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26cm" svg:height="0.763cm" svg:x="23.681cm" svg:y="5.483cm">
          <text:p text:style-name="P1"><text:span text:style-name="T1">DB tri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46cm" svg:height="0.764cm" svg:x="23.681cm" svg:y="4.594cm">
          <text:p text:style-name="P1"><text:span text:style-name="T3">DB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26cm" svg:height="0.764cm" svg:x="23.681cm" svg:y="6.372cm">
          <text:p text:style-name="P1"><text:span text:style-name="T3">CPGDBJ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2.794cm" svg:height="0.962cm" svg:x="23.733cm" svg:y="2.578cm">
          <draw:text-box>
            <text:p text:style-name="P1"><text:span text:style-name="T5">Key</text:span> </text:p>
          </draw:text-box>
        </draw:frame>
      </draw:page>
      <draw:page draw:name="page2" draw:style-name="dp1" draw:master-page-name="Default">
        <draw:custom-shape draw:style-name="gr1" draw:text-style-name="P2" xml:id="id15" draw:id="id15" draw:layer="layout" svg:width="4.244cm" svg:height="1.443cm" svg:x="1.452cm" svg:y="3.159cm">
          <text:p text:style-name="P1"><text:span text:style-name="T1">Delete existing </text:span><text:span text:style-name="T2">tblreading</text:span><text:span text:style-name="T1"> </text:span><text:span text:style-name="T1"><text:line-break/></text:span><text:span text:style-name="T1">ent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4.244cm" svg:height="1.443cm" svg:x="1.452cm" svg:y="5.027cm">
          <text:p text:style-name="P1"><text:span text:style-name="T1">Insert multiple rows into</text:span></text:p>
          <text:p text:style-name="P1"><text:span text:style-name="T2">tbl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244cm" svg:height="1.443cm" svg:x="1.452cm" svg:y="6.894cm">
          <text:p text:style-name="P1"><text:span text:style-name="T1">Update row in </text:span></text:p>
          <text:p text:style-name="P1"><text:span text:style-name="T2">tbl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" draw:id="id26" draw:layer="layout" svg:width="4.244cm" svg:height="1.443cm" svg:x="1.452cm" svg:y="14.704cm">
          <text:p text:style-name="P1"><text:span text:style-name="T1">Add new notes using</text:span></text:p>
          <text:p text:style-name="P1"><text:span text:style-name="T2">addreadingno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" draw:id="id19" draw:layer="layout" svg:width="4.244cm" svg:height="1.443cm" svg:x="7.223cm" svg:y="9.255cm">
          <text:p text:style-name="P1"><text:span text:style-name="T2">vmeasurementmodified-</text:span><text:span text:style-name="T2"><text:line-break/></text:span><text:span text:style-name="T2">trigg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0" draw:id="id20" draw:layer="layout" svg:width="4.244cm" svg:height="1.443cm" svg:x="13.065cm" svg:y="9.89cm">
          <text:p text:style-name="P1"><text:span text:style-name="T2">CreateMetaCach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1" draw:id="id21" draw:layer="layout" svg:width="4.245cm" svg:height="1.443cm" svg:x="17.637cm" svg:y="11.368cm">
          <text:p text:style-name="P1"><text:span text:style-name="T2">getvmeasurementresul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2" draw:id="id22" draw:layer="layout" svg:width="4.318cm" svg:height="1.443cm" svg:x="17.256cm" svg:y="13.446cm">
          <text:p text:style-name="P1"><text:span text:style-name="T2">Qappvmeasurementreading-</text:span><text:span text:style-name="T2"><text:line-break/></text:span><text:span text:style-name="T2">result() </text:span><text:span text:style-name="T1">inserts into </text:span></text:p>
          <text:p text:style-name="P1"><text:span text:style-name="T2">tblvmeasurementreading-</text:span><text:span text:style-name="T2"><text:line-break/></text:span><text:span text:style-name="T2">resul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.574cm" svg:y1="4.602cm" svg:x2="3.574cm" svg:y2="5.027cm" draw:start-shape="id15" draw:start-glue-point="2" draw:end-shape="id16" draw:end-glue-point="0" svg:d="m3574 4602v425">
          <text:p/>
        </draw:connector>
        <draw:connector draw:style-name="gr5" draw:text-style-name="P1" draw:layer="layout" svg:x1="3.574cm" svg:y1="6.47cm" svg:x2="3.574cm" svg:y2="6.894cm" draw:start-shape="id16" draw:start-glue-point="2" draw:end-shape="id17" draw:end-glue-point="0" svg:d="m3574 6470v424">
          <text:p/>
        </draw:connector>
        <draw:connector draw:style-name="gr5" draw:text-style-name="P1" draw:layer="layout" svg:x1="5.699cm" svg:y1="9.722cm" svg:x2="7.223cm" svg:y2="9.976cm" draw:start-shape="id18" draw:start-glue-point="1" draw:end-shape="id19" draw:end-glue-point="3" svg:d="m5699 9722h762v254h762">
          <text:p/>
        </draw:connector>
        <draw:connector draw:style-name="gr5" draw:text-style-name="P1" draw:layer="layout" svg:x1="11.467cm" svg:y1="9.976cm" svg:x2="13.065cm" svg:y2="10.611cm" draw:start-shape="id19" draw:start-glue-point="1" draw:end-shape="id20" draw:end-glue-point="3" svg:d="m11467 9976h799v635h799">
          <text:p/>
        </draw:connector>
        <draw:connector draw:style-name="gr5" draw:text-style-name="P1" draw:layer="layout" svg:x1="17.309cm" svg:y1="10.611cm" svg:x2="19.759cm" svg:y2="11.368cm" draw:start-shape="id20" draw:start-glue-point="1" draw:end-shape="id21" draw:end-glue-point="0" svg:d="m17309 10611h2450v757">
          <text:p/>
        </draw:connector>
        <draw:connector draw:style-name="gr5" draw:text-style-name="P1" draw:layer="layout" svg:x1="19.759cm" svg:y1="12.811cm" svg:x2="19.415cm" svg:y2="13.446cm" draw:start-shape="id21" draw:start-glue-point="2" draw:end-shape="id22" draw:end-glue-point="0" svg:d="m19759 12811v317h-344v318">
          <text:p/>
        </draw:connector>
        <draw:custom-shape draw:style-name="gr3" draw:text-style-name="P2" xml:id="id23" draw:id="id23" draw:layer="layout" svg:width="4.242cm" svg:height="1.448cm" svg:x="22.285cm" svg:y="14.081cm">
          <text:p text:style-name="P1"><text:span text:style-name="T1">Insert row into</text:span></text:p>
          <text:p text:style-name="P1"><text:span text:style-name="T2">tblvmeasurementmeta-</text:span><text:span text:style-name="T2"><text:line-break/></text:span><text:span text:style-name="T2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7.309cm" svg:y1="10.611cm" svg:x2="24.406cm" svg:y2="14.081cm" draw:start-shape="id20" draw:start-glue-point="1" draw:end-shape="id23" draw:end-glue-point="0" svg:d="m17309 10611h7097v3470">
          <text:p/>
        </draw:connector>
        <draw:custom-shape draw:style-name="gr3" draw:text-style-name="P4" xml:id="id24" draw:id="id24" draw:layer="layout" svg:width="4.244cm" svg:height="1.443cm" svg:x="22.283cm" svg:y="16.24cm">
          <text:p text:style-name="P1"><text:span text:style-name="T3">Calculate extra fields </text:span><text:span text:style-name="T3"><text:line-break/></text:span><text:span text:style-name="T3">data and insert into </text:span><text:span text:style-name="T3"><text:line-break/></text:span><text:span text:style-name="T2">tblvmeasurementmeta-</text:span><text:span text:style-name="T2"><text:line-break/></text:span><text:span text:style-name="T2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4.406cm" svg:y1="15.529cm" svg:x2="24.405cm" svg:y2="16.24cm" draw:start-shape="id23" draw:start-glue-point="2" draw:end-shape="id24" draw:end-glue-point="0" svg:d="m24406 15529v355h-1v356">
          <text:p/>
        </draw:connector>
        <draw:connector draw:style-name="gr5" draw:text-style-name="P1" draw:layer="layout" svg:x1="3.574cm" svg:y1="8.337cm" svg:x2="3.577cm" svg:y2="11.922cm" draw:start-shape="id17" draw:start-glue-point="2" draw:end-shape="id25" draw:end-glue-point="0" svg:d="m3574 8337v1792h3v1793">
          <text:p/>
        </draw:connector>
        <draw:custom-shape draw:style-name="gr3" draw:text-style-name="P2" xml:id="id27" draw:id="id27" draw:layer="layout" svg:width="4.244cm" svg:height="1.443cm" svg:x="7.118cm" svg:y="15.599cm">
          <text:p text:style-name="P1"><text:span text:style-name="T2">addreadingnote()</text:span><text:span text:style-name="T2"><text:line-break/></text:span><text:span text:style-name="T3">inserts row into </text:span><text:span text:style-name="T2"><text:line-break/></text:span><text:span text:style-name="T2">tblvmeasurementrelyear-</text:span><text:span text:style-name="T2"><text:line-break/></text:span><text:span text:style-name="T2">reading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8" draw:id="id28" draw:layer="layout" svg:width="4.244cm" svg:height="1.443cm" svg:x="16.389cm" svg:y="17.042cm">
          <text:p text:style-name="P1"><text:span text:style-name="T2">VmeasurementRelYear-</text:span><text:span text:style-name="T2"><text:line-break/></text:span><text:span text:style-name="T2">NoteTrigger() </text:span><text:span text:style-name="T3">does error </text:span></text:p>
          <text:p text:style-name="P1"><text:span text:style-name="T3">checking on no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054cm" svg:x1="5.696cm" svg:y1="15.425cm" svg:x2="7.118cm" svg:y2="16.32cm" draw:start-shape="id26" draw:start-glue-point="1" draw:end-shape="id27" draw:end-glue-point="3" svg:d="m5696 15425h765v895h657">
          <text:p/>
        </draw:connector>
        <draw:connector draw:style-name="gr5" draw:text-style-name="P1" draw:layer="layout" svg:x1="11.362cm" svg:y1="16.32cm" svg:x2="16.389cm" svg:y2="17.763cm" draw:start-shape="id27" draw:start-glue-point="1" draw:end-shape="id28" draw:end-glue-point="3" svg:d="m11362 16320h2514v1443h2513">
          <text:p/>
        </draw:connector>
        <draw:frame draw:style-name="gr6" draw:text-style-name="P5" draw:layer="layout" svg:width="14.62cm" svg:height="0.962cm" svg:x="1.239cm" svg:y="1.254cm">
          <draw:text-box>
            <text:p><text:span text:style-name="T4">Editing existing measurement series</text:span></text:p>
          </draw:text-box>
        </draw:frame>
        <draw:custom-shape draw:style-name="gr1" draw:text-style-name="P4" draw:layer="layout" svg:width="2.846cm" svg:height="0.763cm" svg:x="23.681cm" svg:y="3.71cm">
          <text:p text:style-name="P1"><text:span text:style-name="T3">Webservice 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26cm" svg:height="0.763cm" svg:x="23.681cm" svg:y="5.483cm">
          <text:p text:style-name="P1"><text:span text:style-name="T1">DB tri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46cm" svg:height="0.764cm" svg:x="23.681cm" svg:y="4.594cm">
          <text:p text:style-name="P1"><text:span text:style-name="T3">DB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26cm" svg:height="0.764cm" svg:x="23.681cm" svg:y="6.372cm">
          <text:p text:style-name="P1"><text:span text:style-name="T3">CPGDBJ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2.794cm" svg:height="0.962cm" svg:x="23.733cm" svg:y="2.578cm">
          <draw:text-box>
            <text:p text:style-name="P1"><text:span text:style-name="T5">Key</text:span> </text:p>
          </draw:text-box>
        </draw:frame>
        <draw:custom-shape draw:style-name="gr1" draw:text-style-name="P2" xml:id="id18" draw:id="id18" draw:layer="layout" svg:width="4.244cm" svg:height="1.443cm" svg:x="1.455cm" svg:y="9.001cm">
          <text:p text:style-name="P1"><text:span text:style-name="T1">Update row in </text:span></text:p>
          <text:p text:style-name="P1"><text:span text:style-name="T2">tblv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4.244cm" svg:height="1.443cm" svg:x="1.455cm" svg:y="11.922cm">
          <text:p text:style-name="P1"><text:span text:style-name="T1">Clear notes with</text:span></text:p>
          <text:p text:style-name="P1"><text:span text:style-name="T2">clearReadingNot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.577cm" svg:y1="13.365cm" svg:x2="3.574cm" svg:y2="14.704cm" draw:start-shape="id25" draw:start-glue-point="2" draw:end-shape="id26" draw:end-glue-point="0" svg:d="m3577 13365v669h-3v670">
          <text:p/>
        </draw:connector>
        <draw:custom-shape draw:style-name="gr3" draw:text-style-name="P2" xml:id="id29" draw:id="id29" draw:layer="layout" svg:width="4.244cm" svg:height="1.443cm" svg:x="7.17cm" svg:y="12.43cm">
          <text:p text:style-name="P1"><text:span text:style-name="T2">clearReadingNotes()</text:span><text:span text:style-name="T2"><text:line-break/></text:span><text:span text:style-name="T3">deletes rows from </text:span><text:span text:style-name="T2"><text:line-break/></text:span><text:span text:style-name="T2">tblreadingreading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699cm" svg:y1="12.643cm" svg:x2="7.17cm" svg:y2="13.151cm" draw:start-shape="id25" draw:start-glue-point="1" draw:end-shape="id29" draw:end-glue-point="3" svg:d="m5699 12643h736v508h735">
          <text:p/>
        </draw:connector>
      </draw:page>
      <draw:page draw:name="page3" draw:style-name="dp1" draw:master-page-name="Default">
        <draw:custom-shape draw:style-name="gr1" draw:text-style-name="P2" xml:id="id30" draw:id="id30" draw:layer="layout" svg:width="4.244cm" svg:height="1.443cm" svg:x="1.508cm" svg:y="4.181cm">
          <text:p text:style-name="P6"><text:span text:style-name="T1">Create vmeasurement </text:span><text:span text:style-name="T1"><text:line-break/></text:span><text:span text:style-name="T1">row <text:s/>using</text:span></text:p>
          <text:p text:style-name="P6"><text:span text:style-name="T2">createnewvmeasureme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8" draw:id="id38" draw:layer="layout" svg:width="4.244cm" svg:height="1.443cm" svg:x="1.504cm" svg:y="16.113cm">
          <text:p text:style-name="P6"><text:span text:style-name="T1">Add new notes using</text:span></text:p>
          <text:p text:style-name="P6"><text:span text:style-name="T2">addreadingno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1" draw:id="id31" draw:layer="layout" svg:width="4.244cm" svg:height="1.443cm" svg:x="7.195cm" svg:y="4.521cm">
          <text:p text:style-name="P6"><text:span text:style-name="T2">createnewvmeasurement()</text:span></text:p>
          <text:p text:style-name="P6"><text:span text:style-name="T1">inserts row into </text:span><text:span text:style-name="T1"><text:line-break/></text:span><text:span text:style-name="T2">tblv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2" draw:id="id32" draw:layer="layout" svg:width="4.244cm" svg:height="1.443cm" svg:x="12.627cm" svg:y="5.455cm">
          <text:p text:style-name="P6"><text:span text:style-name="T2">vmeasurementmodified-</text:span><text:span text:style-name="T2"><text:line-break/></text:span><text:span text:style-name="T2">trigg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3" draw:id="id33" draw:layer="layout" svg:width="4.244cm" svg:height="1.443cm" svg:x="12.627cm" svg:y="7.152cm">
          <text:p text:style-name="P6"><text:span text:style-name="T2">CreateMetaCach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4" draw:id="id34" draw:layer="layout" svg:width="4.318cm" svg:height="1.448cm" svg:x="19.034cm" svg:y="8.696cm">
          <text:p text:style-name="P6"><text:span text:style-name="T2">getvmeasurementresul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1" draw:id="id41" draw:layer="layout" svg:width="4.318cm" svg:height="1.443cm" svg:x="19.034cm" svg:y="10.652cm">
          <text:p text:style-name="P6"><text:span text:style-name="T2">Qappvmeasurementreading-</text:span><text:span text:style-name="T2"><text:line-break/></text:span><text:span text:style-name="T2">result() </text:span><text:span text:style-name="T1">inserts into </text:span></text:p>
          <text:p text:style-name="P6"><text:span text:style-name="T2">tblvmeasurementreading-</text:span><text:span text:style-name="T2"><text:line-break/></text:span><text:span text:style-name="T2">resul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752cm" svg:y1="4.902cm" svg:x2="7.195cm" svg:y2="5.242cm" draw:start-shape="id30" draw:start-glue-point="1" draw:end-shape="id31" draw:end-glue-point="3" svg:d="m5752 4902h722v340h721">
          <text:p/>
        </draw:connector>
        <draw:connector draw:style-name="gr5" draw:text-style-name="P1" draw:layer="layout" svg:x1="11.439cm" svg:y1="5.242cm" svg:x2="12.627cm" svg:y2="6.176cm" draw:start-shape="id31" draw:start-glue-point="1" draw:end-shape="id32" draw:end-glue-point="3" svg:d="m11439 5242h594v934h594">
          <text:p/>
        </draw:connector>
        <draw:connector draw:style-name="gr5" draw:text-style-name="P1" draw:layer="layout" svg:x1="14.749cm" svg:y1="6.898cm" svg:x2="14.749cm" svg:y2="7.152cm" draw:start-shape="id32" draw:start-glue-point="2" draw:end-shape="id33" draw:end-glue-point="0" svg:d="m14749 6898v254">
          <text:p/>
        </draw:connector>
        <draw:connector draw:style-name="gr5" draw:text-style-name="P1" draw:layer="layout" svg:x1="16.871cm" svg:y1="7.873cm" svg:x2="21.193cm" svg:y2="8.696cm" draw:start-shape="id33" draw:start-glue-point="1" draw:end-shape="id34" draw:end-glue-point="0" svg:d="m16871 7873h4322v823">
          <text:p/>
        </draw:connector>
        <draw:custom-shape draw:style-name="gr3" draw:text-style-name="P2" xml:id="id35" draw:id="id35" draw:layer="layout" svg:width="4.242cm" svg:height="1.448cm" svg:x="22.336cm" svg:y="12.633cm">
          <text:p text:style-name="P6"><text:span text:style-name="T1">Insert row into</text:span></text:p>
          <text:p text:style-name="P6"><text:span text:style-name="T2">tblvmeasurementmeta-</text:span><text:span text:style-name="T2"><text:line-break/></text:span><text:span text:style-name="T2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871cm" svg:y1="7.873cm" svg:x2="24.457cm" svg:y2="12.633cm" draw:start-shape="id33" draw:start-glue-point="1" draw:end-shape="id35" draw:end-glue-point="0" svg:d="m16871 7873h7586v4760">
          <text:p/>
        </draw:connector>
        <draw:custom-shape draw:style-name="gr3" draw:text-style-name="P4" xml:id="id36" draw:id="id36" draw:layer="layout" svg:width="4.244cm" svg:height="1.443cm" svg:x="22.339cm" svg:y="14.67cm">
          <text:p text:style-name="P6"><text:span text:style-name="T3">Calculate extra fields </text:span><text:span text:style-name="T3"><text:line-break/></text:span><text:span text:style-name="T3">data and insert into </text:span><text:span text:style-name="T3"><text:line-break/></text:span><text:span text:style-name="T2">tblvmeasurementmeta-</text:span><text:span text:style-name="T2"><text:line-break/></text:span><text:span text:style-name="T2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4.457cm" svg:y1="14.081cm" svg:x2="24.461cm" svg:y2="14.67cm" draw:start-shape="id35" draw:start-glue-point="2" draw:end-shape="id36" draw:end-glue-point="0" svg:d="m24457 14081v294h4v295">
          <text:p/>
        </draw:connector>
        <draw:connector draw:style-name="gr5" draw:text-style-name="P1" draw:layer="layout" svg:x1="3.63cm" svg:y1="9.936cm" svg:x2="3.626cm" svg:y2="16.113cm" draw:start-shape="id37" draw:end-shape="id38" draw:end-glue-point="0" svg:d="m3630 9936v3088h-4v3089">
          <text:p/>
        </draw:connector>
        <draw:custom-shape draw:style-name="gr3" draw:text-style-name="P2" xml:id="id39" draw:id="id39" draw:layer="layout" svg:width="4.244cm" svg:height="1.443cm" svg:x="7.17cm" svg:y="17.008cm">
          <text:p text:style-name="P6"><text:span text:style-name="T2">addreadingnote()</text:span><text:span text:style-name="T2"><text:line-break/></text:span><text:span text:style-name="T3">inserts row into </text:span><text:span text:style-name="T2"><text:line-break/></text:span><text:span text:style-name="T2">tblvmeasurementrelyear-</text:span><text:span text:style-name="T2"><text:line-break/></text:span><text:span text:style-name="T2">reading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0" draw:id="id40" draw:layer="layout" svg:width="4.244cm" svg:height="1.443cm" svg:x="13.319cm" svg:y="18.399cm">
          <text:p text:style-name="P6"><text:span text:style-name="T2">VmeasurementRelYear-</text:span><text:span text:style-name="T2"><text:line-break/></text:span><text:span text:style-name="T2">NoteTrigger() </text:span><text:span text:style-name="T3">does error </text:span></text:p>
          <text:p text:style-name="P6"><text:span text:style-name="T3">checking on no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054cm" svg:x1="5.748cm" svg:y1="16.834cm" svg:x2="7.17cm" svg:y2="17.729cm" draw:start-shape="id38" draw:start-glue-point="1" draw:end-shape="id39" draw:end-glue-point="3" svg:d="m5748 16834h765v895h657">
          <text:p/>
        </draw:connector>
        <draw:connector draw:style-name="gr5" draw:text-style-name="P1" draw:layer="layout" svg:x1="11.414cm" svg:y1="17.729cm" svg:x2="13.319cm" svg:y2="19.12cm" draw:start-shape="id39" draw:start-glue-point="1" draw:end-shape="id40" draw:end-glue-point="3" svg:d="m11414 17729h953v1391h952">
          <text:p/>
        </draw:connector>
        <draw:frame draw:style-name="gr6" draw:text-style-name="P8" draw:layer="layout" svg:width="14.62cm" svg:height="0.962cm" svg:x="1.239cm" svg:y="1.254cm">
          <draw:text-box>
            <text:p text:style-name="P7"><text:span text:style-name="T4">Creating new derived series</text:span></text:p>
          </draw:text-box>
        </draw:frame>
        <draw:custom-shape draw:style-name="gr1" draw:text-style-name="P4" draw:layer="layout" svg:width="2.846cm" svg:height="0.763cm" svg:x="23.681cm" svg:y="3.71cm">
          <text:p text:style-name="P6"><text:span text:style-name="T3">Webservice 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26cm" svg:height="0.763cm" svg:x="23.681cm" svg:y="5.483cm">
          <text:p text:style-name="P6"><text:span text:style-name="T1">DB tri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46cm" svg:height="0.764cm" svg:x="23.681cm" svg:y="4.594cm">
          <text:p text:style-name="P6"><text:span text:style-name="T3">DB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26cm" svg:height="0.764cm" svg:x="23.681cm" svg:y="6.372cm">
          <text:p text:style-name="P6"><text:span text:style-name="T3">CPGDBJ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794cm" svg:height="0.962cm" svg:x="23.733cm" svg:y="2.578cm">
          <draw:text-box>
            <text:p text:style-name="P9"><text:span text:style-name="T5">Key</text:span> </text:p>
          </draw:text-box>
        </draw:frame>
        <draw:custom-shape draw:style-name="gr1" draw:text-style-name="P4" xml:id="id37" draw:id="id37" draw:layer="layout" svg:width="4.244cm" svg:height="1.443cm" svg:x="1.508cm" svg:y="8.493cm">
          <text:p text:style-name="P10"><text:span text:style-name="T3">Call appropriate</text:span><text:span text:style-name="T3"><text:line-break/></text:span><text:span text:style-name="T3">finishing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.63cm" svg:y1="8.493cm" svg:x2="3.63cm" svg:y2="5.624cm" draw:start-shape="id37" draw:start-glue-point="0" draw:end-shape="id30" draw:end-glue-point="2" svg:d="m3630 8493v-2869">
          <text:p/>
        </draw:connector>
        <draw:custom-shape draw:style-name="gr3" draw:text-style-name="P2" xml:id="id42" draw:id="id42" draw:layer="layout" svg:width="4.244cm" svg:height="1.443cm" svg:x="4.63cm" svg:y="11.114cm">
          <text:p text:style-name="P6"><text:span text:style-name="T2">finishcrossdate() </text:span><text:span text:style-name="T2"><text:line-break/></text:span><text:span text:style-name="T3">inserts row into</text:span><text:span text:style-name="T2"><text:line-break/></text:span><text:span text:style-name="T2">tblcross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3" draw:id="id43" draw:layer="layout" svg:width="4.244cm" svg:height="1.443cm" svg:x="9.075cm" svg:y="11.114cm">
          <text:p text:style-name="P6"><text:span text:style-name="T2">finishtruncate()</text:span><text:span text:style-name="T2"><text:line-break/></text:span><text:span text:style-name="T3">inserts row into</text:span><text:span text:style-name="T2"><text:line-break/></text:span><text:span text:style-name="T2">tbltrunc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4" draw:id="id44" draw:layer="layout" svg:width="4.244cm" svg:height="1.443cm" svg:x="13.52cm" svg:y="11.16cm">
          <text:p text:style-name="P6"><text:span text:style-name="T2">finishredate()</text:span><text:span text:style-name="T2"><text:line-break/></text:span><text:span text:style-name="T3">inserts row into</text:span><text:span text:style-name="T2"><text:line-break/></text:span><text:span text:style-name="T2">tblre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1.193cm" svg:y1="10.144cm" svg:x2="21.193cm" svg:y2="10.652cm" draw:start-shape="id34" draw:start-glue-point="2" draw:end-shape="id41" draw:end-glue-point="0" svg:d="m21193 10144v508">
          <text:p/>
        </draw:connector>
        <draw:connector draw:style-name="gr5" draw:text-style-name="P1" draw:layer="layout" svg:x1="5.752cm" svg:y1="9.214cm" svg:x2="6.752cm" svg:y2="11.114cm" draw:start-shape="id37" draw:start-glue-point="1" draw:end-shape="id42" draw:end-glue-point="0" svg:d="m5752 9214h1000v1900">
          <text:p/>
        </draw:connector>
        <draw:connector draw:style-name="gr5" draw:text-style-name="P1" draw:layer="layout" svg:x1="5.752cm" svg:y1="9.214cm" svg:x2="11.197cm" svg:y2="11.114cm" draw:start-shape="id37" draw:start-glue-point="1" draw:end-shape="id43" draw:end-glue-point="0" svg:d="m5752 9214h5445v1900">
          <text:p/>
        </draw:connector>
        <draw:connector draw:style-name="gr5" draw:text-style-name="P1" draw:layer="layout" svg:x1="5.752cm" svg:y1="9.214cm" svg:x2="15.642cm" svg:y2="11.16cm" draw:start-shape="id37" draw:start-glue-point="1" draw:end-shape="id44" draw:end-glue-point="0" svg:d="m5752 9214h9890v1946">
          <text:p/>
        </draw:connector>
        <draw:custom-shape draw:style-name="gr3" draw:text-style-name="P2" xml:id="id45" draw:id="id45" draw:layer="layout" svg:width="4.244cm" svg:height="1.443cm" svg:x="7.223cm" svg:y="6.207cm">
          <text:p text:style-name="P6"><text:span text:style-name="T2">createnewvmeasurement()</text:span></text:p>
          <text:p text:style-name="P6"><text:span text:style-name="T1">inserts rows into </text:span><text:span text:style-name="T1"><text:line-break/></text:span><text:span text:style-name="T2">tblvmeasurement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752cm" svg:y1="4.902cm" svg:x2="7.223cm" svg:y2="6.928cm" draw:start-shape="id30" draw:start-glue-point="1" draw:end-shape="id45" svg:d="m5752 4902h736v2026h735">
          <text:p/>
        </draw:connector>
      </draw:page>
      <draw:page draw:name="page4" draw:style-name="dp1" draw:master-page-name="Default">
        <draw:custom-shape draw:style-name="gr1" draw:text-style-name="P2" xml:id="id47" draw:id="id47" draw:layer="layout" svg:width="4.244cm" svg:height="1.443cm" svg:x="1.762cm" svg:y="14.416cm">
          <text:p text:style-name="P6"><text:span text:style-name="T1">Add new notes using</text:span></text:p>
          <text:p text:style-name="P6"><text:span text:style-name="T2">addreadingno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.884cm" svg:y1="11.541cm" svg:x2="3.884cm" svg:y2="14.416cm" draw:start-shape="id46" draw:start-glue-point="2" draw:end-shape="id47" draw:end-glue-point="0" svg:d="m3884 11541v2875">
          <text:p/>
        </draw:connector>
        <draw:custom-shape draw:style-name="gr3" draw:text-style-name="P2" xml:id="id48" draw:id="id48" draw:layer="layout" svg:width="4.244cm" svg:height="1.443cm" svg:x="7.985cm" svg:y="15.305cm">
          <text:p text:style-name="P6"><text:span text:style-name="T2">addreadingnote()</text:span><text:span text:style-name="T2"><text:line-break/></text:span><text:span text:style-name="T3">inserts row into </text:span><text:span text:style-name="T2"><text:line-break/></text:span><text:span text:style-name="T2">tblvmeasurementrelyear-</text:span><text:span text:style-name="T2"><text:line-break/></text:span><text:span text:style-name="T2">reading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9" draw:id="id49" draw:layer="layout" svg:width="4.244cm" svg:height="1.443cm" svg:x="13.774cm" svg:y="16.194cm">
          <text:p text:style-name="P6"><text:span text:style-name="T2">VmeasurementRelYear-</text:span><text:span text:style-name="T2"><text:line-break/></text:span><text:span text:style-name="T2">NoteTrigger() </text:span><text:span text:style-name="T3">does error </text:span></text:p>
          <text:p text:style-name="P6"><text:span text:style-name="T3">checking on no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054cm" svg:x1="6.006cm" svg:y1="15.137cm" svg:x2="7.985cm" svg:y2="16.026cm" draw:start-shape="id47" draw:start-glue-point="1" draw:end-shape="id48" draw:end-glue-point="3" svg:d="m6006 15137h1044v889h935">
          <text:p/>
        </draw:connector>
        <draw:connector draw:style-name="gr5" draw:text-style-name="P1" draw:layer="layout" svg:x1="12.229cm" svg:y1="16.026cm" svg:x2="13.774cm" svg:y2="16.915cm" draw:start-shape="id48" draw:start-glue-point="1" draw:end-shape="id49" draw:end-glue-point="3" svg:d="m12229 16026h773v889h772">
          <text:p/>
        </draw:connector>
        <draw:frame draw:style-name="gr6" draw:text-style-name="P8" draw:layer="layout" svg:width="14.62cm" svg:height="0.962cm" svg:x="1.239cm" svg:y="1.254cm">
          <draw:text-box>
            <text:p text:style-name="P7"><text:span text:style-name="T4">Editing existing derived series</text:span></text:p>
          </draw:text-box>
        </draw:frame>
        <draw:custom-shape draw:style-name="gr1" draw:text-style-name="P4" draw:layer="layout" svg:width="2.846cm" svg:height="0.763cm" svg:x="23.681cm" svg:y="3.71cm">
          <text:p text:style-name="P6"><text:span text:style-name="T3">Webservice 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26cm" svg:height="0.763cm" svg:x="23.681cm" svg:y="5.483cm">
          <text:p text:style-name="P6"><text:span text:style-name="T1">DB tri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46cm" svg:height="0.764cm" svg:x="23.681cm" svg:y="4.594cm">
          <text:p text:style-name="P6"><text:span text:style-name="T3">DB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26cm" svg:height="0.764cm" svg:x="23.681cm" svg:y="6.372cm">
          <text:p text:style-name="P6"><text:span text:style-name="T3">CPGDBJ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794cm" svg:height="0.962cm" svg:x="23.733cm" svg:y="2.578cm">
          <draw:text-box>
            <text:p text:style-name="P9"><text:span text:style-name="T5">Key</text:span> </text:p>
          </draw:text-box>
        </draw:frame>
        <draw:custom-shape draw:style-name="gr1" draw:text-style-name="P2" xml:id="id51" draw:id="id51" draw:layer="layout" svg:width="4.244cm" svg:height="1.443cm" svg:x="1.762cm" svg:y="3.367cm">
          <text:p text:style-name="P6"><text:span text:style-name="T1">Delete rows from</text:span></text:p>
          <text:p text:style-name="P6"><text:span text:style-name="T2">tblvmeasurement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2" draw:id="id52" draw:layer="layout" svg:width="4.244cm" svg:height="1.443cm" svg:x="1.762cm" svg:y="6.542cm">
          <text:p text:style-name="P6"><text:span text:style-name="T1">Insert rows from</text:span></text:p>
          <text:p text:style-name="P6"><text:span text:style-name="T2">tblvmeasurement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6" draw:id="id46" draw:layer="layout" svg:width="4.244cm" svg:height="1.443cm" svg:x="1.762cm" svg:y="10.098cm">
          <text:p text:style-name="P1"><text:span text:style-name="T1">Clear notes with</text:span></text:p>
          <text:p text:style-name="P1"><text:span text:style-name="T2">clearReadingNot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0" draw:id="id50" draw:layer="layout" svg:width="4.244cm" svg:height="1.443cm" svg:x="8.059cm" svg:y="10.906cm">
          <text:p text:style-name="P1"><text:span text:style-name="T2">clearReadingNotes()</text:span><text:span text:style-name="T2"><text:line-break/></text:span><text:span text:style-name="T3">deletes rows from </text:span><text:span text:style-name="T2"><text:line-break/></text:span><text:span text:style-name="T2">tblreadingreading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6.006cm" svg:y1="10.819cm" svg:x2="8.059cm" svg:y2="11.627cm" draw:start-shape="id46" draw:start-glue-point="1" draw:end-shape="id50" draw:end-glue-point="3" svg:d="m6006 10819h1027v808h1026">
          <text:p/>
        </draw:connector>
        <draw:connector draw:style-name="gr5" draw:text-style-name="P1" draw:layer="layout" svg:x1="3.884cm" svg:y1="4.81cm" svg:x2="3.884cm" svg:y2="6.542cm" draw:start-shape="id51" draw:start-glue-point="2" draw:end-shape="id52" draw:end-glue-point="0" svg:d="m3884 4810v1732">
          <text:p/>
        </draw:connector>
        <draw:connector draw:style-name="gr5" draw:text-style-name="P1" draw:layer="layout" svg:x1="3.884cm" svg:y1="7.985cm" svg:x2="3.884cm" svg:y2="10.098cm" draw:start-shape="id52" draw:start-glue-point="2" draw:end-shape="id46" draw:end-glue-point="0" svg:d="m3884 7985v2113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6T11:25:57</meta:creation-date>
    <dc:date>2011-11-03T09:35:41</dc:date>
    <meta:editing-duration>PT21H26M11S</meta:editing-duration>
    <meta:editing-cycles>11</meta:editing-cycles>
    <meta:generator>LibreOffice/3.4$Linux LibreOffice_project/340m1$Build-302</meta:generator>
    <meta:document-statistic meta:object-count="123"/>
  </office:meta>
</office:document-meta>
</file>